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9640" officeooo:paragraph-rsid="001f9640"/>
    </style:style>
    <style:style style:name="P4" style:family="paragraph" style:parent-style-name="Standard">
      <style:text-properties officeooo:rsid="001ffac2" officeooo:paragraph-rsid="001ffac2"/>
    </style:style>
    <style:style style:name="P5" style:family="paragraph" style:parent-style-name="Text_20_body">
      <style:text-properties officeooo:rsid="001ffac2" officeooo:paragraph-rsid="001ffac2"/>
    </style:style>
    <style:style style:name="P6" style:family="paragraph" style:parent-style-name="Standard">
      <style:text-properties officeooo:rsid="001ffac2" officeooo:paragraph-rsid="0022a8ec"/>
    </style:style>
    <style:style style:name="P7" style:family="paragraph" style:parent-style-name="Standard">
      <style:text-properties officeooo:paragraph-rsid="0022a8ec"/>
    </style:style>
    <style:style style:name="P8" style:family="paragraph" style:parent-style-name="Standard">
      <style:text-properties officeooo:rsid="001f181b" officeooo:paragraph-rsid="001f181b"/>
    </style:style>
    <style:style style:name="P9" style:family="paragraph" style:parent-style-name="Standard">
      <style:text-properties officeooo:rsid="001f181b" officeooo:paragraph-rsid="0022e814"/>
    </style:style>
    <style:style style:name="P10" style:family="paragraph" style:parent-style-name="Standard">
      <style:text-properties officeooo:rsid="0022e814" officeooo:paragraph-rsid="0022e814"/>
    </style:style>
    <style:style style:name="P11" style:family="paragraph" style:parent-style-name="Standard">
      <style:text-properties officeooo:paragraph-rsid="0022e814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officeooo:rsid="0022a8ec"/>
    </style:style>
    <style:style style:name="T5" style:family="text">
      <style:text-properties officeooo:rsid="0022e81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18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grifflichkeiten</text:h>
      <text:p text:style-name="P1"/>
      <text:h text:style-name="Heading_20_2" text:outline-level="2"><text:span text:style-name="T2">Realer </text:span>Knoten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2" text:outline-level="2">Virtueller Knoten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Kante</text:h>
      <text:p text:style-name="P3">Eine Verbindung zwischen zwei Knoten, <text:span text:style-name="T2">egal ob realer oder virtueller Knoten, wird Kante genannt. Hier wird zwischen inaktiver, aktiver und permanenter Kante unterschieden. </text:span></text:p>
      <text:p text:style-name="P3"/>
      <text:h text:style-name="Heading_20_3" text:outline-level="3">permanente Kante</text:h>
      <text:p text:style-name="P5">Eine permanente Kante verbindet zwei reale Knoten, wenn die Verbindung keine Weiche beinhaltet</text:p>
      <text:h text:style-name="Heading_20_3" text:outline-level="3"><text:span text:style-name="T3">i</text:span>naktive Kante</text:h>
      <text:p text:style-name="P4">Eine inaktive Kante verbindet zwei Knoten, wenn der eine Knoten durch die Stellung der Weiche nicht erreicht werden kann.</text:p>
      <text:p text:style-name="P4"/>
      <text:h text:style-name="Heading_20_3" text:outline-level="3">aktive Kante</text:h>
      <text:p text:style-name="P4">Eine aktive Kante verbindet zwei Knoten, wenn der eine Knoten durch die Stellung der Weiche erreicht wird kann.</text:p>
      <text:p text:style-name="P4"/>
      <text:p text:style-name="P4"/>
      <text:p text:style-name="P7"><text:span text:style-name="T2">Zu einer aktiven Kante gehört mindestens eine oder maximal drei inaktive Kante(n). Dieser Kantenverbund gehört zu einer Weiche. </text:span><text:span text:style-name="T6">Kanten</text:span> sind die <text:span text:style-name="T6">Elemente</text:span> einer Adjazenzmatrix</text:p>
      <text:p text:style-name="P6"/>
      <text:p text:style-name="P6">Ein Kantenverbund stellt softwaretechnisch eine Verkettete Liste dar, </text:p>
      <text:p text:style-name="P1"/>
      <text:h text:style-name="Heading_20_3" text:outline-level="3">Adjazenzmatrix</text:h>
      <text:p text:style-name="P11"><text:span text:style-name="T7">Allgemein: Hauptdiagonale ist immer 0!</text:span></text:p>
      <text:p text:style-name="P9"><text:span text:style-name="T5">Je nach Fahrtrichtung der Lok ist die Matrix spalten- oder zeilenweise zu durchwandern.</text:span> </text:p>
      <text:p text:style-name="P1"/>
      <text:p text:style-name="P1"/>
      <text:p text:style-name="P10"/>
      <text:p text:style-name="P1"/>
      <text:p text:style-name="P1"><text:soft-page-break/></text:p>
      <text:p text:style-name="P1"><text:s/>*</text:p>
      <text:p text:style-name="P1"><text:s/>* Knotenbezeichner: <text:s/>x1,y1@x2,y2 Position Knoten1 und Position Knoten2</text:p>
      <text:p text:style-name="P1"><text:s/>* <text:s/></text:p>
      <text:p text:style-name="P1"><text:s/>* Knoten <text:s/></text:p>
      <text:p text:style-name="P1"><text:s/>* <text:s/></text:p>
      <text:p text:style-name="P1"><text:s/>* Knoten kann mit 1 bis 4 Kanten verbunden sein.</text:p>
      <text:p text:style-name="P1"><text:s/>* </text:p>
      <text:p text:style-name="P1"><text:s/>* Im Knoten sind immer 2 Kanten miteinander verbunden (geschaltet) -&gt; je nach Weichenstellung </text:p>
      <text:p text:style-name="P1"/>
      <text:p text:style-name="P1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8-12-05T23:40:19.282383585</dc:date>
    <meta:editing-duration>PT1H5M25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2" meta:paragraph-count="29" meta:word-count="261" meta:character-count="1789" meta:non-whitespace-character-count="1536"/>
  </office:meta>
</office:document-meta>
</file>